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size="15pt" fo:font-style="normal" fo:font-weight="normal" style:font-size-asian="15pt" style:font-size-complex="15pt"/>
    </style:style>
    <style:style style:name="T5" style:family="text">
      <style:text-properties fo:font-size="15pt" fo:font-style="normal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<text:s text:c="5"/></text:span></text:p>
      <text:p text:style-name="P3"><text:s text:c="32"/><text:span text:style-name="T5">SYSTEM DETAILS</text:span></text:p>
      <text:p text:style-name="P2"><text:s text:c="13"/></text:p>
      <text:p text:style-name="P4"/>
      <text:p text:style-name="P2">1. Fixed priority preemptive Scheduling (Queue 1)</text:p>
      <text:p text:style-name="P3"><text:s/><text:span text:style-name="T2">* Priority 0 is highest priority.</text:span></text:p>
      <text:p text:style-name="P3"><text:s/><text:span text:style-name="T2">* Quantum : 4 unit time</text:span></text:p>
      <text:p text:style-name="P3"><text:s/><text:span text:style-name="T2">* Preemptive:</text:span></text:p>
      <text:p text:style-name="P2">If one process e.g. P1 is scheduled and running , now another process with higher priority comes e.g. P2. New process(high priority)</text:p>
      <text:p text:style-name="P2">process P2 preempts currently running process P1 and process P1 will go to second level queue.</text:p>
      <text:p text:style-name="P4"/>
      <text:p text:style-name="P2">2. Round Robin Scheduling (Queue 2)</text:p>
      <text:p text:style-name="P2">* Quantum : 4 unit time</text:p>
      <text:p text:style-name="P2">* All the processes in second level queue will complete their execution according to round robin scheduling.</text:p>
      <text:p text:style-name="P2">* Queue 2 will be processed after Queue 1 becomes empty.</text:p>
      <text:p text:style-name="P2">* Priority of Queue 2 has lower priority than in Queue 1.</text:p>
      <text:p text:style-name="P4"/>
      <text:p text:style-name="P4"/>
      <text:p text:style-name="P2">Suppose Queue 1 is empty and currently process from Queue 2 is being executed. Now, If at this time a new process arrives then new process will be part of Queue 1. So, new</text:p>
      <text:p text:style-name="P2">process should be scheduled as Queue 1 has higher priority than Queue 2. Again after Queue 1 becomes empty Queue 2 will resume execution.</text:p>
      <text:p text:style-name="P4"/>
      <text:p text:style-name="P4"/>
      <text:p text:style-name="P2"><text:s text:c="9"/></text:p>
      <text:p text:style-name="P3"><text:s text:c="36"/><text:span text:style-name="T5">INPUT FORMAT</text:span></text:p>
      <text:p text:style-name="P2"><text:s text:c="13"/></text:p>
      <text:p text:style-name="P2">&lt;pid&gt; &lt;arrival_time&gt; &lt;burst_time&gt; &lt;priority&gt;</text:p>
      <text:p text:style-name="P4"/>
      <text:p text:style-name="P2"><text:s text:c="12"/></text:p>
      <text:p text:style-name="P3"><text:s text:c="37"/><text:span text:style-name="T5">OUTPUT FORMAT</text:span></text:p>
      <text:p text:style-name="P2"><text:s text:c="13"/></text:p>
      <text:p text:style-name="P4"/>
      <text:p text:style-name="P2">&lt;pid Response_Time Finish_Time Waiting_Time &gt;</text:p>
      <text:p text:style-name="P4"/>
      <text:p text:style-name="P4"/>
      <text:p text:style-name="P2"><text:s text:c="13"/></text:p>
      <text:p text:style-name="P3"><text:s text:c="38"/><text:span text:style-name="T5">Sample Input :</text:span></text:p>
      <text:p text:style-name="P2"><text:s text:c="13"/></text:p>
      <text:p text:style-name="P2">5</text:p>
      <text:p text:style-name="P2">1 0 14 2</text:p>
      <text:p text:style-name="P2">2 7 8 1</text:p>
      <text:p text:style-name="P2">3 3 10 0</text:p>
      <text:p text:style-name="P2">4 5 7 2</text:p>
      <text:p text:style-name="P2">5 1 5 3</text:p>
      <text:p text:style-name="P4"/>
      <text:p text:style-name="P2"><text:s text:c="13"/></text:p>
      <text:p text:style-name="P3"><text:s text:c="34"/><text:span text:style-name="T5">Sample Output:</text:span></text:p>
      <text:p text:style-name="P2"><text:s text:c="13"/></text:p>
      <text:p text:style-name="P2">1 0 44 30</text:p>
      <text:p text:style-name="P2"><text:soft-page-break/>2 0 31 16</text:p>
      <text:p text:style-name="P2">3 0 41 28</text:p>
      <text:p text:style-name="P2">4 6 34 22</text:p>
      <text:p text:style-name="P5">5 14 35 29</text:p>
      <text:p text:style-name="Standard"/>
      <text:p text:style-name="P1">#include &lt;bits/stdc++.h&gt;</text:p>
      <text:p text:style-name="Standard">using namespace std;</text:p>
      <text:p text:style-name="Standard"/>
      <text:p text:style-name="Standard">struct Process_Data</text:p>
      <text:p text:style-name="Standard">{</text:p>
      <text:p text:style-name="Standard"><text:tab/>int Num;</text:p>
      <text:p text:style-name="Standard"><text:tab/>int Pid; <text:s text:c="15"/></text:p>
      <text:p text:style-name="Standard"><text:tab/>int A_time; <text:s text:c="9"/></text:p>
      <text:p text:style-name="Standard"><text:tab/>int B_time; <text:s text:c="10"/></text:p>
      <text:p text:style-name="Standard"><text:tab/>int Priority; <text:s text:c="11"/></text:p>
      <text:p text:style-name="Standard"><text:tab/>int F_time; <text:s text:c="10"/></text:p>
      <text:p text:style-name="Standard"><text:tab/>int R_time; <text:s text:c="11"/></text:p>
      <text:p text:style-name="Standard"><text:tab/>int W_time; <text:s text:c="10"/></text:p>
      <text:p text:style-name="Standard"><text:tab/>int S_time; <text:s text:c="9"/></text:p>
      <text:p text:style-name="Standard"><text:tab/>int Res_time;</text:p>
      <text:p text:style-name="Standard"/>
      <text:p text:style-name="Standard">};</text:p>
      <text:p text:style-name="Standard"/>
      <text:p text:style-name="Standard">struct Process_Data current;</text:p>
      <text:p text:style-name="Standard">typedef struct Process_Data P_d ;</text:p>
      <text:p text:style-name="Standard"/>
      <text:p text:style-name="Standard">bool idsort(const P_d&amp; x , const P_d&amp; y)</text:p>
      <text:p text:style-name="Standard">{</text:p>
      <text:p text:style-name="Standard"><text:tab/>return x.Pid &lt; y.Pid;</text:p>
      <text:p text:style-name="Standard">}</text:p>
      <text:p text:style-name="Standard"/>
      <text:p text:style-name="Standard">bool arrivalsort( const P_d&amp; x ,const P_d&amp; y)</text:p>
      <text:p text:style-name="Standard">{</text:p>
      <text:p text:style-name="Standard"><text:tab/>if(x.A_time &lt; y.A_time)</text:p>
      <text:p text:style-name="Standard"><text:tab/><text:tab/>return true;</text:p>
      <text:p text:style-name="Standard"><text:tab/>else if(x.A_time &gt; y.A_time)</text:p>
      <text:p text:style-name="Standard"><text:tab/><text:tab/>return false;</text:p>
      <text:p text:style-name="Standard"><text:tab/>if(x.Priority &lt; y.Priority)</text:p>
      <text:p text:style-name="Standard"><text:tab/><text:tab/>return true;</text:p>
      <text:p text:style-name="Standard"><text:tab/>else if(x.Priority &gt; y.Priority)</text:p>
      <text:p text:style-name="Standard"><text:tab/><text:tab/>return false;</text:p>
      <text:p text:style-name="Standard"><text:tab/>if(x.Pid &lt; y.Pid)</text:p>
      <text:p text:style-name="Standard"><text:tab/><text:tab/>return true;</text:p>
      <text:p text:style-name="Standard"/>
      <text:p text:style-name="Standard"><text:tab/>return false;</text:p>
      <text:p text:style-name="Standard">}</text:p>
      <text:p text:style-name="Standard"/>
      <text:p text:style-name="Standard"/>
      <text:p text:style-name="Standard">bool Numsort( const P_d&amp; x ,const P_d&amp; y)</text:p>
      <text:p text:style-name="Standard">{</text:p>
      <text:p text:style-name="Standard"><text:tab/>return x.Num &lt; y.Num;</text:p>
      <text:p text:style-name="Standard"><text:soft-page-break/>}</text:p>
      <text:p text:style-name="Standard"/>
      <text:p text:style-name="Standard">struct comPare</text:p>
      <text:p text:style-name="Standard">{</text:p>
      <text:p text:style-name="Standard"><text:tab/>bool operator()(const P_d&amp; x ,const P_d&amp; y)</text:p>
      <text:p text:style-name="Standard"><text:tab/>{</text:p>
      <text:p text:style-name="Standard"><text:tab/><text:tab/>if( x.Priority &gt; y.Priority )</text:p>
      <text:p text:style-name="Standard"><text:tab/><text:tab/><text:tab/>return true;</text:p>
      <text:p text:style-name="Standard"><text:tab/><text:tab/>else if( x.Priority &lt; y.Priority )</text:p>
      <text:p text:style-name="Standard"><text:tab/><text:tab/><text:tab/>return false;</text:p>
      <text:p text:style-name="Standard"><text:tab/><text:tab/>if( x.Pid &gt; y.Pid )</text:p>
      <text:p text:style-name="Standard"><text:tab/><text:tab/><text:tab/>return true;</text:p>
      <text:p text:style-name="Standard"/>
      <text:p text:style-name="Standard"><text:tab/><text:tab/>return false;</text:p>
      <text:p text:style-name="Standard"><text:tab/><text:tab/></text:p>
      <text:p text:style-name="Standard"><text:tab/>}</text:p>
      <text:p text:style-name="Standard"><text:tab/></text:p>
      <text:p text:style-name="Standard">};</text:p>
      <text:p text:style-name="Standard"/>
      <text:p text:style-name="Standard"/>
      <text:p text:style-name="Standard">void my_check(vector&lt;P_d&gt; mv)</text:p>
      <text:p text:style-name="Standard">{</text:p>
      <text:p text:style-name="Standard"><text:tab/>for(unsigned int i= 0; i &lt; mv.size() ;i++)</text:p>
      <text:p text:style-name="Standard"><text:tab/>{</text:p>
      <text:p text:style-name="Standard"><text:tab/><text:tab/>cout&lt;&lt;" Pid :"&lt;&lt;mv[i].Pid&lt;&lt;" _time : "&lt;&lt;mv[i].A_time&lt;&lt;" B_time : "&lt;&lt;mv[i].B_time&lt;&lt;" Priority : "&lt;&lt;mv[i].Priority&lt;&lt;endl;</text:p>
      <text:p text:style-name="Standard"><text:tab/>}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tab/>int i;</text:p>
      <text:p text:style-name="Standard"><text:tab/>vector&lt; P_d &gt; input;</text:p>
      <text:p text:style-name="Standard"><text:tab/>vector&lt;P_d&gt; input_copy;</text:p>
      <text:p text:style-name="Standard"><text:tab/>P_d temp;</text:p>
      <text:p text:style-name="Standard"><text:tab/>int pq_process = 0; </text:p>
      <text:p text:style-name="Standard"><text:tab/>int rq_process = 0; </text:p>
      <text:p text:style-name="Standard"><text:tab/>int A_time;</text:p>
      <text:p text:style-name="Standard"><text:tab/>int B_time;</text:p>
      <text:p text:style-name="Standard"><text:tab/>int Pid;</text:p>
      <text:p text:style-name="Standard"><text:tab/>int Priority;</text:p>
      <text:p text:style-name="Standard"><text:tab/>int n;</text:p>
      <text:p text:style-name="Standard"><text:tab/>int clock;</text:p>
      <text:p text:style-name="Standard"><text:tab/>int total_exection_time = 0;</text:p>
      <text:p text:style-name="Standard"><text:tab/>cin&gt;&gt;n;</text:p>
      <text:p text:style-name="Standard"><text:soft-page-break/><text:tab/>for( i= 0; i&lt; n; i++ )</text:p>
      <text:p text:style-name="Standard"><text:tab/>{</text:p>
      <text:p text:style-name="Standard"><text:tab/><text:tab/>cin&gt;&gt;Pid&gt;&gt;A_time&gt;&gt;B_time&gt;&gt;Priority;</text:p>
      <text:p text:style-name="Standard"><text:tab/><text:tab/>temp.Num = i+1;</text:p>
      <text:p text:style-name="Standard"><text:tab/><text:tab/>temp.A_time = A_time;</text:p>
      <text:p text:style-name="Standard"><text:tab/><text:tab/>temp.B_time = B_time;</text:p>
      <text:p text:style-name="Standard"><text:tab/><text:tab/>temp.R_time = B_time;</text:p>
      <text:p text:style-name="Standard"><text:tab/><text:tab/>temp.Pid = Pid;</text:p>
      <text:p text:style-name="Standard"><text:tab/><text:tab/>temp.Priority = Priority;</text:p>
      <text:p text:style-name="Standard"><text:tab/><text:tab/>input.push_back(temp);</text:p>
      <text:p text:style-name="Standard"><text:tab/>}</text:p>
      <text:p text:style-name="Standard"><text:tab/>input_copy = input;</text:p>
      <text:p text:style-name="Standard"><text:tab/>sort( input.begin(), input.end(), arrivalsort );</text:p>
      <text:p text:style-name="Standard"><text:s text:c="4"/>//cout&lt;&lt;"arrivalsort : "&lt;&lt;endl;</text:p>
      <text:p text:style-name="Standard"><text:s text:c="4"/>//my_check( input ); </text:p>
      <text:p text:style-name="Standard"><text:s text:c="4"/>total_exection_time = total_exection_time + input[0].A_time;</text:p>
      <text:p text:style-name="Standard"><text:s text:c="4"/>for( i= 0 ;i&lt; n; i++ )</text:p>
      <text:p text:style-name="Standard"><text:s text:c="4"/>{</text:p>
      <text:p text:style-name="Standard"><text:s text:c="4"/><text:tab/>if( total_exection_time &gt;= input[i].A_time )</text:p>
      <text:p text:style-name="Standard"><text:s text:c="4"/><text:tab/>{</text:p>
      <text:p text:style-name="Standard"><text:s text:c="4"/><text:tab/><text:tab/>total_exection_time = total_exection_time +input[i].B_time;</text:p>
      <text:p text:style-name="Standard"><text:s text:c="4"/><text:tab/>}</text:p>
      <text:p text:style-name="Standard"><text:s text:c="4"/><text:tab/>else</text:p>
      <text:p text:style-name="Standard"><text:s text:c="4"/><text:tab/>{</text:p>
      <text:p text:style-name="Standard"><text:s text:c="4"/><text:tab/><text:tab/>int diff = (input[i].A_time - total_exection_time);</text:p>
      <text:p text:style-name="Standard"><text:s text:c="4"/><text:tab/><text:tab/>total_exection_time = total_exection_time + diff + B_time;</text:p>
      <text:p text:style-name="Standard"/>
      <text:p text:style-name="Standard"><text:s text:c="4"/><text:tab/>}</text:p>
      <text:p text:style-name="Standard"><text:s text:c="4"/>}</text:p>
      <text:p text:style-name="Standard"/>
      <text:p text:style-name="Standard"><text:tab/>int Ghant[total_exection_time]={0}; </text:p>
      <text:p text:style-name="Standard"><text:tab/>for( i= 0; i&lt; total_exection_time; i++ )</text:p>
      <text:p text:style-name="Standard"><text:tab/>{</text:p>
      <text:p text:style-name="Standard"><text:tab/><text:tab/>Ghant[i]=-1;</text:p>
      <text:p text:style-name="Standard"><text:tab/>}</text:p>
      <text:p text:style-name="Standard"><text:tab/>//cout&lt;&lt;"total_exection_time : "&lt;&lt;total_exection_time&lt;&lt;endl;</text:p>
      <text:p text:style-name="Standard"/>
      <text:p text:style-name="Standard"><text:tab/>priority_queue &lt; P_d ,vector&lt;Process_Data&gt; ,comPare&gt; pq; //Priority Queue PQ</text:p>
      <text:p text:style-name="Standard"/>
      <text:p text:style-name="Standard"><text:tab/>queue&lt; P_d &gt; rq; //Round Robin Queue RQ</text:p>
      <text:p text:style-name="Standard"><text:tab/>int cpu_state = 0; //idle if 0 then Idle if 1 the Busy</text:p>
      <text:p text:style-name="Standard"><text:tab/>int quantum = 4 ; //Time Quantum</text:p>
      <text:p text:style-name="Standard"><text:tab/>current.Pid = -2;</text:p>
      <text:p text:style-name="Standard"><text:tab/>current.Priority = 999999;</text:p>
      <text:p text:style-name="Standard"/>
      <text:p text:style-name="Standard"><text:tab/>for ( clock = 0; clock&lt; total_exection_time; clock++ )</text:p>
      <text:p text:style-name="Standard"><text:soft-page-break/><text:tab/>{</text:p>
      <text:p text:style-name="Standard"><text:tab/><text:tab/></text:p>
      <text:p text:style-name="Standard"><text:tab/><text:tab/>for( int j = 0; j&lt; n ; j++ )</text:p>
      <text:p text:style-name="Standard"><text:tab/><text:tab/>{</text:p>
      <text:p text:style-name="Standard"><text:tab/><text:tab/><text:tab/>if(clock == input[j].A_time)</text:p>
      <text:p text:style-name="Standard"><text:tab/><text:tab/><text:tab/>{</text:p>
      <text:p text:style-name="Standard"><text:tab/><text:tab/><text:tab/><text:tab/>pq.push(input[j]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/>
      <text:p text:style-name="Standard"><text:tab/><text:tab/>if(cpu_state == 0) //If CPU idle</text:p>
      <text:p text:style-name="Standard"><text:tab/><text:tab/>{</text:p>
      <text:p text:style-name="Standard"><text:tab/><text:tab/><text:tab/>if(!pq.empty())</text:p>
      <text:p text:style-name="Standard"><text:tab/><text:tab/><text:tab/>{</text:p>
      <text:p text:style-name="Standard"><text:tab/><text:tab/><text:tab/><text:tab/>current = pq.top();</text:p>
      <text:p text:style-name="Standard"><text:tab/><text:tab/><text:tab/><text:tab/>cpu_state = 1;</text:p>
      <text:p text:style-name="Standard"><text:tab/><text:tab/><text:tab/><text:tab/>pq_process = 1;</text:p>
      <text:p text:style-name="Standard"><text:tab/><text:tab/><text:tab/><text:tab/>pq.pop();</text:p>
      <text:p text:style-name="Standard"><text:tab/><text:tab/><text:tab/><text:tab/>quantum = 4; </text:p>
      <text:p text:style-name="Standard"><text:tab/><text:tab/><text:tab/>}</text:p>
      <text:p text:style-name="Standard"><text:tab/><text:tab/><text:tab/>else if(!rq.empty())</text:p>
      <text:p text:style-name="Standard"><text:tab/><text:tab/><text:tab/>{</text:p>
      <text:p text:style-name="Standard"><text:tab/><text:tab/><text:tab/><text:tab/>current = rq.front();</text:p>
      <text:p text:style-name="Standard"><text:tab/><text:tab/><text:tab/><text:tab/>cpu_state = 1;</text:p>
      <text:p text:style-name="Standard"><text:tab/><text:tab/><text:tab/><text:tab/>rq_process = 1;</text:p>
      <text:p text:style-name="Standard"><text:tab/><text:tab/><text:tab/><text:tab/>rq.pop();</text:p>
      <text:p text:style-name="Standard"><text:tab/><text:tab/><text:tab/><text:tab/>quantum = 4;</text:p>
      <text:p text:style-name="Standard"><text:tab/><text:tab/><text:tab/>}</text:p>
      <text:p text:style-name="Standard"><text:tab/><text:tab/>}</text:p>
      <text:p text:style-name="Standard"><text:tab/><text:tab/>else if(cpu_state == 1) //If cpu has any procss</text:p>
      <text:p text:style-name="Standard"><text:tab/><text:tab/>{</text:p>
      <text:p text:style-name="Standard"><text:tab/><text:tab/><text:tab/>if(pq_process == 1 &amp;&amp; (!pq.empty()))</text:p>
      <text:p text:style-name="Standard"><text:tab/><text:tab/><text:tab/>{</text:p>
      <text:p text:style-name="Standard"><text:tab/><text:tab/><text:tab/><text:tab/>if(pq.top().Priority &lt; current.Priority ) //If new process has high priority</text:p>
      <text:p text:style-name="Standard"><text:tab/><text:tab/><text:tab/><text:tab/>{</text:p>
      <text:p text:style-name="Standard"><text:tab/><text:tab/><text:tab/><text:tab/><text:tab/>rq.push(current); //push current in RQ</text:p>
      <text:p text:style-name="Standard"><text:tab/><text:tab/><text:tab/><text:tab/><text:tab/>current = pq.top();</text:p>
      <text:p text:style-name="Standard"><text:tab/><text:tab/><text:tab/><text:tab/><text:tab/>pq.pop();</text:p>
      <text:p text:style-name="Standard"><text:tab/><text:tab/><text:tab/><text:tab/><text:tab/>quantum = 4; </text:p>
      <text:p text:style-name="Standard"><text:tab/><text:tab/><text:tab/><text:tab/>}</text:p>
      <text:p text:style-name="Standard"><text:tab/><text:tab/><text:tab/>}</text:p>
      <text:p text:style-name="Standard"><text:tab/><text:tab/><text:tab/>else if(rq_process == 1 &amp;&amp; (!pq.empty())) //If process is from RQ and new process come <text:s/>in PQ</text:p>
      <text:p text:style-name="Standard"><text:tab/><text:tab/><text:tab/>{</text:p>
      <text:p text:style-name="Standard"><text:tab/><text:tab/><text:tab/><text:tab/>rq.push(current);</text:p>
      <text:p text:style-name="Standard"><text:soft-page-break/><text:tab/><text:tab/><text:tab/><text:tab/>current = pq.top();</text:p>
      <text:p text:style-name="Standard"><text:tab/><text:tab/><text:tab/><text:tab/>pq.pop();</text:p>
      <text:p text:style-name="Standard"><text:tab/><text:tab/><text:tab/><text:tab/>rq_process = 0;</text:p>
      <text:p text:style-name="Standard"><text:tab/><text:tab/><text:tab/><text:tab/>pq_process = 1;</text:p>
      <text:p text:style-name="Standard"><text:tab/><text:tab/><text:tab/><text:tab/>quantum = 4 ;</text:p>
      <text:p text:style-name="Standard"><text:tab/><text:tab/><text:tab/>}</text:p>
      <text:p text:style-name="Standard"><text:tab/><text:tab/><text:tab/></text:p>
      <text:p text:style-name="Standard"/>
      <text:p text:style-name="Standard"><text:tab/><text:tab/>}</text:p>
      <text:p text:style-name="Standard"/>
      <text:p text:style-name="Standard"/>
      <text:p text:style-name="Standard"><text:tab/><text:tab/>if(current.Pid != -2) // Process Execution</text:p>
      <text:p text:style-name="Standard"><text:tab/><text:tab/>{</text:p>
      <text:p text:style-name="Standard"><text:tab/><text:tab/><text:tab/>current.R_time--;</text:p>
      <text:p text:style-name="Standard"><text:tab/><text:tab/><text:tab/>quantum--;</text:p>
      <text:p text:style-name="Standard"><text:tab/><text:tab/><text:tab/>Ghant[clock] = current.Pid;</text:p>
      <text:p text:style-name="Standard"><text:tab/><text:tab/><text:tab/>if(current.R_time == 0) //If process Finish</text:p>
      <text:p text:style-name="Standard"><text:tab/><text:tab/><text:tab/>{</text:p>
      <text:p text:style-name="Standard"><text:tab/><text:tab/><text:tab/><text:tab/>cpu_state = 0 ;</text:p>
      <text:p text:style-name="Standard"><text:tab/><text:tab/><text:tab/><text:tab/>quantum = 4 ;</text:p>
      <text:p text:style-name="Standard"><text:tab/><text:tab/><text:tab/><text:tab/>current.Pid = -2;</text:p>
      <text:p text:style-name="Standard"><text:tab/><text:tab/><text:tab/><text:tab/>current.Priority = 999999;</text:p>
      <text:p text:style-name="Standard"><text:tab/><text:tab/><text:tab/><text:tab/>rq_process = 0;</text:p>
      <text:p text:style-name="Standard"><text:tab/><text:tab/><text:tab/><text:tab/>pq_process = 0;</text:p>
      <text:p text:style-name="Standard"><text:tab/><text:tab/><text:tab/>}</text:p>
      <text:p text:style-name="Standard"><text:tab/><text:tab/><text:tab/>else if(quantum == 0 ) //If time Qunatum of a current running process Finish</text:p>
      <text:p text:style-name="Standard"><text:tab/><text:tab/><text:tab/>{</text:p>
      <text:p text:style-name="Standard"><text:tab/><text:tab/><text:tab/><text:tab/>rq.push(current);</text:p>
      <text:p text:style-name="Standard"><text:tab/><text:tab/><text:tab/><text:tab/>current.Pid = -2;</text:p>
      <text:p text:style-name="Standard"><text:tab/><text:tab/><text:tab/><text:tab/>current.Priority = 999999;</text:p>
      <text:p text:style-name="Standard"><text:tab/><text:tab/><text:tab/><text:tab/>rq_process = 0;</text:p>
      <text:p text:style-name="Standard"><text:tab/><text:tab/><text:tab/><text:tab/>pq_process = 0;</text:p>
      <text:p text:style-name="Standard"><text:tab/><text:tab/><text:tab/><text:tab/>cpu_state=0;</text:p>
      <text:p text:style-name="Standard"/>
      <text:p text:style-name="Standard"><text:tab/><text:tab/><text:tab/>}</text:p>
      <text:p text:style-name="Standard"/>
      <text:p text:style-name="Standard"><text:tab/><text:tab/>}</text:p>
      <text:p text:style-name="Standard"><text:tab/><text:tab/></text:p>
      <text:p text:style-name="Standard"><text:tab/>}</text:p>
      <text:p text:style-name="Standard"/>
      <text:p text:style-name="Standard"/>
      <text:p text:style-name="Standard"><text:tab/>sort( input.begin(), input.end(), idsort );</text:p>
      <text:p text:style-name="Standard"><text:tab/></text:p>
      <text:p text:style-name="Standard"><text:tab/>for(int i=0;i&lt;n;i++)</text:p>
      <text:p text:style-name="Standard"><text:tab/>{</text:p>
      <text:p text:style-name="Standard"><text:tab/><text:tab/>for(int k=total_exection_time;k&gt;=0;k--)</text:p>
      <text:p text:style-name="Standard"><text:soft-page-break/><text:tab/><text:tab/>{</text:p>
      <text:p text:style-name="Standard"><text:tab/><text:tab/><text:tab/>if(Ghant[k]==i+1)</text:p>
      <text:p text:style-name="Standard"><text:tab/><text:tab/><text:tab/>{</text:p>
      <text:p text:style-name="Standard"><text:tab/><text:tab/><text:tab/><text:tab/>input[i].F_time=k+1;</text:p>
      <text:p text:style-name="Standard"><text:tab/><text:tab/><text:tab/><text:tab/>break;</text:p>
      <text:p text:style-name="Standard"/>
      <text:p text:style-name="Standard"><text:tab/><text:tab/><text:tab/>}</text:p>
      <text:p text:style-name="Standard"><text:tab/><text:tab/>}</text:p>
      <text:p text:style-name="Standard"><text:tab/>}</text:p>
      <text:p text:style-name="Standard"><text:tab/>for(int i=0;i&lt;n;i++)</text:p>
      <text:p text:style-name="Standard"><text:tab/>{</text:p>
      <text:p text:style-name="Standard"><text:tab/><text:tab/>for(int k=0;k&lt;total_exection_time;k++)</text:p>
      <text:p text:style-name="Standard"><text:tab/><text:tab/>{</text:p>
      <text:p text:style-name="Standard"/>
      <text:p text:style-name="Standard"><text:tab/><text:tab/><text:tab/>if(Ghant[k]==i+1)</text:p>
      <text:p text:style-name="Standard"><text:tab/><text:tab/><text:tab/>{</text:p>
      <text:p text:style-name="Standard"><text:tab/><text:tab/><text:tab/><text:tab/>input[i].S_time=k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</text:p>
      <text:p text:style-name="Standard"><text:tab/>sort( input.begin(), input.end(), Numsort );</text:p>
      <text:p text:style-name="Standard"/>
      <text:p text:style-name="Standard"><text:tab/>for(int i=0;i&lt;n;i++)</text:p>
      <text:p text:style-name="Standard"><text:tab/>{</text:p>
      <text:p text:style-name="Standard"><text:tab/><text:tab/>input[i].Res_time=input[i].S_time-input[i].A_time;</text:p>
      <text:p text:style-name="Standard"><text:tab/><text:tab/>input[i].W_time=(input[i].F_time-input[i].A_time)-input[i].B_time;</text:p>
      <text:p text:style-name="Standard"/>
      <text:p text:style-name="Standard"><text:tab/>}</text:p>
      <text:p text:style-name="Standard"><text:tab/></text:p>
      <text:p text:style-name="Standard"><text:tab/>for(int i=0;i&lt;n;i++)</text:p>
      <text:p text:style-name="Standard"><text:tab/>{</text:p>
      <text:p text:style-name="Standard"><text:tab/><text:tab/>cout&lt;&lt;input[i].Pid&lt;&lt;" "&lt;&lt;input[i].Res_time&lt;&lt;" "&lt;&lt;input[i].F_time&lt;&lt;" "&lt;&lt;input[i].W_time&lt;&lt;endl;</text:p>
      <text:p text:style-name="Standard"><text:tab/><text:tab/></text:p>
      <text:p text:style-name="Standard"><text:tab/>}<text:tab/>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20pt" style:font-size-asian="20pt" style:font-size-complex="2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7"/><text:span text:style-name="MT1">EXPLAINATAION OF HOW PROGRAM WILL WOR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hish Kumar</meta:initial-creator>
    <meta:creation-date>2018-04-13T09:58:45.51</meta:creation-date>
    <meta:generator>OpenOffice/4.1.1$Win32 OpenOffice.org_project/411m6$Build-9775</meta:generator>
    <meta:document-statistic meta:table-count="0" meta:image-count="0" meta:object-count="0" meta:page-count="8" meta:paragraph-count="277" meta:word-count="857" meta:character-count="6091"/>
    <dc:date>2018-04-15T11:21:36.61</dc:date>
    <dc:creator>Ashish Kumar</dc:creator>
    <meta:editing-duration>PT16M48S</meta:editing-duration>
    <meta:editing-cycles>1</meta:editing-cycles>
  </office:meta>
</office:document-meta>
</file>